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ff99" draw:textarea-horizontal-align="justify" draw:textarea-vertical-align="middle" draw:auto-grow-height="false" fo:min-height="3.15cm" fo:min-width="7.7cm"/>
    </style:style>
    <style:style style:name="gr2" style:family="graphic" style:parent-style-name="standard">
      <style:graphic-properties draw:textarea-horizontal-align="justify" draw:textarea-vertical-align="middle" draw:auto-grow-height="false" fo:min-height="3.15cm" fo:min-width="7.7cm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2.11cm"/>
    </style:style>
    <style:style style:name="P1" style:family="paragraph">
      <style:paragraph-properties fo:text-align="center"/>
    </style:style>
    <style:style style:name="P2" style:family="paragraph">
      <loext:graphic-properties draw:fill-color="#ccff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8.2cm" svg:height="3.4cm" svg:x="6.4cm" svg:y="6cm">
          <text:p text:style-name="P1">Collision Det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8.2cm" svg:height="3.4cm" svg:x="6.4cm" svg:y="11cm">
          <text:p text:style-name="P1">Impulse Calcul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8.2cm" svg:height="3.4cm" svg:x="6.4cm" svg:y="19.7cm">
          <text:p text:style-name="P1">Velocity Update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8.2cm" svg:height="3.4cm" svg:x="6.4cm" svg:y="24.6cm">
          <text:p text:style-name="P1">Position Update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0cm 0cm -0.499cm" svg:x1="10.5cm" svg:y1="23.1cm" svg:x2="10.5cm" svg:y2="11cm" draw:start-shape="id1" draw:start-glue-point="2" draw:end-shape="id2" draw:end-glue-point="0" svg:d="M10500 23100v501h-4601v-13601h4601v1000" svg:viewBox="0 0 4602 13602">
          <text:p/>
        </draw:connector>
        <draw:connector draw:style-name="gr3" draw:text-style-name="P3" draw:layer="layout" svg:x1="10.5cm" svg:y1="9.4cm" svg:x2="10.5cm" svg:y2="11cm" draw:start-shape="id3" draw:start-glue-point="2" draw:end-shape="id2" draw:end-glue-point="0" svg:d="M10500 9400v1600" svg:viewBox="0 0 1 1601">
          <text:p/>
        </draw:connector>
        <draw:connector draw:style-name="gr3" draw:text-style-name="P3" draw:layer="layout" svg:x1="10.5cm" svg:y1="18.6cm" svg:x2="10.5cm" svg:y2="19.7cm" draw:start-shape="id4" draw:start-glue-point="2" draw:end-shape="id1" draw:end-glue-point="0" svg:d="M10500 18600v1100" svg:viewBox="0 0 1 1101">
          <text:p/>
        </draw:connector>
        <draw:connector draw:style-name="gr3" draw:text-style-name="P3" draw:layer="layout" svg:x1="10.5cm" svg:y1="23.1cm" svg:x2="10.5cm" svg:y2="24.6cm" draw:start-shape="id1" draw:start-glue-point="2" draw:end-shape="id5" draw:end-glue-point="0" svg:d="M10500 23100v1500" svg:viewBox="0 0 1 1501">
          <text:p/>
        </draw:connector>
        <draw:connector draw:style-name="gr3" draw:text-style-name="P3" draw:layer="layout" draw:line-skew="0cm 9.101cm -0.499cm" svg:x1="10.5cm" svg:y1="28cm" svg:x2="10.5cm" svg:y2="6cm" draw:start-shape="id5" draw:start-glue-point="2" draw:end-shape="id3" draw:end-glue-point="0" svg:d="M10500 28000v501h4500v-23501h-4500v1000" svg:viewBox="0 0 4501 23502">
          <text:p/>
        </draw:connector>
        <draw:frame draw:style-name="gr4" draw:text-style-name="P4" draw:layer="layout" svg:width="6.1cm" svg:height="2.36cm" svg:x="1cm" svg:y="14.34cm">
          <draw:text-box>
            <text:p>Repeat N times</text:p>
          </draw:text-box>
        </draw:frame>
        <draw:custom-shape draw:style-name="gr1" draw:text-style-name="P2" xml:id="id4" draw:id="id4" draw:layer="layout" svg:width="8.2cm" svg:height="3.4cm" svg:x="6.4cm" svg:y="15.2cm">
          <text:p text:style-name="P1">Velocity Pre-calculations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0.5cm" svg:y1="14.375cm" svg:x2="10.5cm" svg:y2="15.2cm" draw:end-shape="id4" draw:end-glue-point="0" svg:d="M10500 14375v825" svg:viewBox="0 0 1 82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5:01:51.208533000</meta:creation-date>
    <dc:date>2016-04-21T09:54:55.393314000</dc:date>
    <meta:editing-duration>PT9M3S</meta:editing-duration>
    <meta:editing-cycles>3</meta:editing-cycles>
    <meta:generator>LibreOffice/4.4.1.2$MacOSX_X86_64 LibreOffice_project/45e2de17089c24a1fa810c8f975a7171ba4cd432</meta:generator>
    <meta:document-statistic meta:object-count="12"/>
  </office:meta>
</office:document-meta>
</file>